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4559a" officeooo:paragraph-rsid="0004559a" style:font-weight-asian="bold" style:font-weight-complex="bold"/>
    </style:style>
    <style:style style:name="P2" style:family="paragraph" style:parent-style-name="Standard">
      <style:text-properties fo:font-weight="bold" officeooo:rsid="0007f5cb" officeooo:paragraph-rsid="0007f5cb" style:font-weight-asian="bold" style:font-weight-complex="bold"/>
    </style:style>
    <style:style style:name="P3" style:family="paragraph" style:parent-style-name="Standard">
      <style:text-properties fo:font-weight="bold" officeooo:rsid="0008880e" officeooo:paragraph-rsid="0008880e" style:font-weight-asian="bold" style:font-weight-complex="bold"/>
    </style:style>
    <style:style style:name="P4" style:family="paragraph" style:parent-style-name="Standard">
      <style:text-properties fo:font-weight="bold" officeooo:rsid="000cae84" officeooo:paragraph-rsid="000cae84" style:font-weight-asian="bold" style:font-weight-complex="bold"/>
    </style:style>
    <style:style style:name="P5" style:family="paragraph" style:parent-style-name="Standard">
      <style:text-properties fo:font-weight="bold" officeooo:rsid="000deb0b" officeooo:paragraph-rsid="000deb0b" style:font-weight-asian="bold" style:font-weight-complex="bold"/>
    </style:style>
    <style:style style:name="P6" style:family="paragraph" style:parent-style-name="Standard">
      <style:text-properties fo:font-weight="normal" officeooo:rsid="0004559a" officeooo:paragraph-rsid="0004559a" style:font-weight-asian="normal" style:font-weight-complex="normal"/>
    </style:style>
    <style:style style:name="P7" style:family="paragraph" style:parent-style-name="Standard" style:list-style-name="L3">
      <style:text-properties fo:font-weight="normal" officeooo:rsid="0004559a" officeooo:paragraph-rsid="0004559a" style:font-weight-asian="normal" style:font-weight-complex="normal"/>
    </style:style>
    <style:style style:name="P8" style:family="paragraph" style:parent-style-name="Standard">
      <style:text-properties fo:font-weight="normal" officeooo:rsid="00061b3c" officeooo:paragraph-rsid="00061b3c" style:font-weight-asian="normal" style:font-weight-complex="normal"/>
    </style:style>
    <style:style style:name="P9" style:family="paragraph" style:parent-style-name="Standard">
      <style:text-properties fo:font-weight="normal" officeooo:rsid="00079e54" officeooo:paragraph-rsid="00079e54" style:font-weight-asian="normal" style:font-weight-complex="normal"/>
    </style:style>
    <style:style style:name="P10" style:family="paragraph" style:parent-style-name="Standard">
      <style:text-properties fo:font-weight="normal" officeooo:rsid="0007f5cb" officeooo:paragraph-rsid="0007f5c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81a9d" style:font-weight-asian="normal" style:font-weight-complex="normal"/>
    </style:style>
    <style:style style:name="T4" style:family="text">
      <style:text-properties fo:font-weight="normal" officeooo:rsid="0009bd1b" style:font-weight-asian="normal" style:font-weight-complex="normal"/>
    </style:style>
    <style:style style:name="T5" style:family="text">
      <style:text-properties fo:font-weight="normal" officeooo:rsid="000b083d" style:font-weight-asian="normal" style:font-weight-complex="normal"/>
    </style:style>
    <style:style style:name="T6" style:family="text">
      <style:text-properties fo:font-weight="normal" officeooo:rsid="000efb76" style:font-weight-asian="normal" style:font-weight-complex="normal"/>
    </style:style>
    <style:style style:name="T7" style:family="text">
      <style:text-properties officeooo:rsid="00081a9d"/>
    </style:style>
    <style:style style:name="T8" style:family="text">
      <style:text-properties officeooo:rsid="000efb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BOOTING</text:p>
      <text:p text:style-name="P1"/>
      <text:list xml:id="list2123217793551609102" text:style-name="L3">
        <text:list-item>
          <text:p text:style-name="P7">BIOS</text:p>
        </text:list-item>
        <text:list-item>
          <text:p text:style-name="P7">Bootloader</text:p>
        </text:list-item>
        <text:list-item>
          <text:p text:style-name="P7">Kernel</text:p>
        </text:list-item>
        <text:list-item>
          <text:p text:style-name="P7">dmesg</text:p>
        </text:list-item>
        <text:list-item>
          <text:p text:style-name="P7">/var/log/messages</text:p>
        </text:list-item>
        <text:list-item>
          <text:p text:style-name="P7">init</text:p>
        </text:list-item>
      </text:list>
      <text:p text:style-name="P6"/>
      <text:p text:style-name="P6">May be slightly different on different systems. But for most part same. </text:p>
      <text:p text:style-name="P6"/>
      <text:p text:style-name="P6"><text:span text:style-name="T1">BIOS</text:span>:</text:p>
      <text:p text:style-name="P6"/>
      <text:p text:style-name="P8">Basic Input Output System – hardware's way of looking at what boots, how it boots, and what order. Also other things. </text:p>
      <text:p text:style-name="P8"/>
      <text:p text:style-name="P6">Can show boot order and change boot order. </text:p>
      <text:p text:style-name="P6"/>
      <text:p text:style-name="P6">Bootloader:</text:p>
      <text:p text:style-name="P6"/>
      <text:p text:style-name="P6"><text:span text:style-name="T1">LILO</text:span> – linux loader</text:p>
      <text:p text:style-name="P6"/>
      <text:p text:style-name="P6"><text:span text:style-name="T1">GRUB</text:span> – grand unified bootloader. Most common. Have options for what user wants to boot.</text:p>
      <text:p text:style-name="P6"/>
      <text:p text:style-name="P9">Specifies what to boot. Load this kernel, this ramdisk, etc. </text:p>
      <text:p text:style-name="P6"/>
      <text:p text:style-name="P6">OS</text:p>
      <text:p text:style-name="P6">Recovery</text:p>
      <text:p text:style-name="P6">memtest+</text:p>
      <text:p text:style-name="P6"/>
      <text:p text:style-name="P6">Highlight a settings and press e (to edit). Then will show more options. </text:p>
      <text:p text:style-name="P6"/>
      <text:p text:style-name="P6">Uuid – universally unique identifier. Tells GRUB which harddrive to boot from. Does not need to be UUID. Can be something like hd, 0, 0. Shows first hard drive partition. </text:p>
      <text:p text:style-name="P6"/>
      <text:p text:style-name="P6">Then kernel – what kernel to bot from and where it is located. Press e to see whole line. </text:p>
      <text:p text:style-name="P6"/>
      <text:p text:style-name="P6">Ro quiet splash – read only, quiet means don't tell much when booting, and spash means give graphical boot thing. </text:p>
      <text:p text:style-name="P6"/>
      <text:p text:style-name="P6">If move splash and quiet, will see all debugging and lines go by. </text:p>
      <text:p text:style-name="P6"/>
      <text:p text:style-name="P6">Next line is:</text:p>
      <text:p text:style-name="P6"/>
      <text:p text:style-name="P6">initrd – initial ramdisk. How kernel loads some tools to get itself going. Once system is booted, does not use this, uses programs installed on harddrive. But must use this on boot to load device drivers and mount appropriate partitions, etc. </text:p>
      <text:p text:style-name="P6"/>
      <text:p text:style-name="P8"><text:soft-page-break/>Can press d to remove whole line. </text:p>
      <text:p text:style-name="P8"/>
      <text:p text:style-name="P8">If press ESC, it will forget all modifications. Pressing b will boot system based on changes made. </text:p>
      <text:p text:style-name="P8"/>
      <text:p text:style-name="P10">On boot, can look at logs to see wht happened during boot.</text:p>
      <text:p text:style-name="P10"/>
      <text:p text:style-name="P2">dmesg<text:span text:style-name="T2"> – gives user link or currently what changes take place in memory. </text:span></text:p>
      <text:p text:style-name="P2"><text:span text:style-name="T2"/></text:p>
      <text:p text:style-name="P2"><text:span text:style-name="T2">Can compare with actual file on computer. </text:span></text:p>
      <text:p text:style-name="P2"><text:span text:style-name="T2"/></text:p>
      <text:p text:style-name="P2"><text:span text:style-name="T2">Also </text:span>/var/log/dmesg<text:span text:style-name="T2"> → file itself is just for info as computer booted up. </text:span>Dmesg<text:span text:style-name="T2"> command gives info from after boot as well. </text:span></text:p>
      <text:p text:style-name="P2"><text:span text:style-name="T2"/></text:p>
      <text:p text:style-name="P2">/<text:span text:style-name="T7">var/log/messages</text:span><text:span text:style-name="T3"> – has lot of same information. Also adds things from different hardware. Kernel, apache, etc. </text:span></text:p>
      <text:p text:style-name="P2"><text:span text:style-name="T3"/></text:p>
      <text:p text:style-name="P3">Init<text:span text:style-name="T2"> – the process that spawns all other processes. Very first process run when kernel boots up. Parent process of all other proces</text:span><text:span text:style-name="T4">s</text:span><text:span text:style-name="T2">es. </text:span><text:span text:style-name="T4">Responsible from starting all other processes. </text:span><text:span text:style-name="T5">Also takes ownership if a process dies with ophan child processes. </text:span></text:p>
      <text:p text:style-name="P3"><text:span text:style-name="T2"/></text:p>
      <text:p text:style-name="P3">pstree<text:span text:style-name="T2"> – tree of processes</text:span></text:p>
      <text:p text:style-name="P3"><text:span text:style-name="T2"/></text:p>
      <text:p text:style-name="P4"><text:span text:style-name="T2">Replaced by </text:span>upstart<text:span text:style-name="T2"> in older ubuntu. </text:span></text:p>
      <text:p text:style-name="P3"><text:span text:style-name="T2"/></text:p>
      <text:p text:style-name="P3"><text:span text:style-name="T2">Replaced recently by </text:span>systemd<text:span text:style-name="T2"> – system daemon. </text:span></text:p>
      <text:p text:style-name="P3"><text:span text:style-name="T2"/></text:p>
      <text:p text:style-name="P5"><text:span text:style-name="T2">Huge number of servers can be running init system. </text:span></text:p>
      <text:p text:style-name="P5"><text:span text:style-name="T2"/></text:p>
      <text:p text:style-name="P5">/<text:span text:style-name="T8">boot</text:span><text:span text:style-name="T6"> directory – stores kernels and and initrd files. Also stores </text:span><text:span text:style-name="T8">grub</text:span><text:span text:style-name="T6"> folder where can edit </text:span><text:span text:style-name="T8">grub</text:span><text:span text:style-name="T6"> files. </text:span></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3:20:18.133679877</meta:creation-date>
    <meta:generator>LibreOffice/5.0.6.2$Linux_X86_64 LibreOffice_project/00m0$Build-2</meta:generator>
    <dc:date>2017-01-06T13:54:31.642780222</dc:date>
    <meta:editing-duration>PT34M9S</meta:editing-duration>
    <meta:editing-cycles>11</meta:editing-cycles>
    <meta:document-statistic meta:table-count="0" meta:image-count="0" meta:object-count="0" meta:page-count="2" meta:paragraph-count="38" meta:word-count="394" meta:character-count="2326" meta:non-whitespace-character-count="1942"/>
  </office:meta>
</office:document-meta>
</file>